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Droid Sans Fallback" svg:font-family="'Droid Sans Fallback'" style:font-family-generic="modern" style:font-pitch="fixed"/>
    <style:font-face style:name="Liberation Serif" svg:font-family="'Liberation Serif'" style:font-adornments="Обычный"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adornments="Обычный" style:font-family-generic="swiss" style:font-pitch="variable"/>
    <style:font-face style:name="Linux Libertine G" svg:font-family="'Linux Libertine G'"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Таблица1" style:family="table">
      <style:table-properties style:width="15.998cm" table:align="left"/>
    </style:style>
    <style:style style:name="Таблица1.A" style:family="table-column">
      <style:table-column-properties style:column-width="3.175cm"/>
    </style:style>
    <style:style style:name="Таблица1.B" style:family="table-column">
      <style:table-column-properties style:column-width="6.062cm"/>
    </style:style>
    <style:style style:name="Таблица1.C" style:family="table-column">
      <style:table-column-properties style:column-width="6.761cm"/>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4" style:family="table">
      <style:table-properties style:width="16.007cm" fo:margin-left="0cm" table:align="left"/>
    </style:style>
    <style:style style:name="Таблица4.A" style:family="table-column">
      <style:table-column-properties style:column-width="4.168cm"/>
    </style:style>
    <style:style style:name="Таблица4.B" style:family="table-column">
      <style:table-column-properties style:column-width="11.839cm"/>
    </style:style>
    <style:style style:name="Таблица4.A1" style:family="table-cell">
      <style:table-cell-properties fo:padding="0.097cm" fo:border-left="0.05pt solid #000000" fo:border-right="none" fo:border-top="0.05pt solid #000000" fo:border-bottom="0.05pt solid #000000"/>
    </style:style>
    <style:style style:name="Таблица4.B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B2" style:family="table-cell">
      <style:table-cell-properties fo:padding="0.097cm" fo:border-left="0.05pt solid #000000" fo:border-right="0.05pt solid #000000" fo:border-top="none" fo:border-bottom="0.05pt solid #000000"/>
    </style:style>
    <style:style style:name="Таблица2" style:family="table">
      <style:table-properties style:width="16.007cm" fo:margin-left="0cm" table:align="left"/>
    </style:style>
    <style:style style:name="Таблица2.A" style:family="table-column">
      <style:table-column-properties style:column-width="3.792cm"/>
    </style:style>
    <style:style style:name="Таблица2.B" style:family="table-column">
      <style:table-column-properties style:column-width="12.215cm"/>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Таблица3" style:family="table">
      <style:table-properties style:width="16.007cm" fo:margin-left="0cm" fo:break-before="auto" fo:break-after="auto" table:align="left" fo:background-color="transparent" fo:keep-with-next="auto" style:may-break-between-rows="true" style:writing-mode="page">
        <style:background-image/>
      </style:table-properties>
    </style:style>
    <style:style style:name="Таблица3.A" style:family="table-column">
      <style:table-column-properties style:column-width="3.792cm"/>
    </style:style>
    <style:style style:name="Таблица3.B" style:family="table-column">
      <style:table-column-properties style:column-width="12.215cm"/>
    </style:style>
    <style:style style:name="Таблица3.1" style:family="table-row">
      <style:table-row-properties fo:background-color="transparent" fo:keep-together="auto">
        <style:background-image/>
      </style:table-row-properties>
    </style:style>
    <style:style style:name="Таблица3.A1" style:family="table-cell">
      <style:table-cell-properties style:vertical-align="" fo:background-color="transparent" fo:padding="0.097cm" fo:border-left="0.05pt solid #000000" fo:border-right="none" fo:border-top="0.05pt solid #000000" fo:border-bottom="0.05pt solid #000000">
        <style:background-image/>
      </style:table-cell-properties>
    </style:style>
    <style:style style:name="Таблица3.B1" style:family="table-cell">
      <style:table-cell-properties style:vertical-align="" fo:background-color="transparent" fo:padding="0.097cm" fo:border="0.05pt solid #000000">
        <style:background-image/>
      </style:table-cell-properties>
    </style:style>
    <style:style style:name="Таблица3.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Таблица3.B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style:font-name="DejaVu Sans"/>
    </style:style>
    <style:style style:name="P2" style:family="paragraph" style:parent-style-name="Text_20_body">
      <style:text-properties style:font-name="DejaVu Sans"/>
    </style:style>
    <style:style style:name="P3" style:family="paragraph" style:parent-style-name="Text_20_body">
      <style:paragraph-properties fo:text-align="center" style:justify-single-word="false"/>
      <style:text-properties style:font-name="DejaVu Sans"/>
    </style:style>
    <style:style style:name="P4" style:family="paragraph" style:parent-style-name="Text_20_body">
      <style:paragraph-properties fo:text-align="justify" style:justify-single-word="false"/>
      <style:text-properties style:font-name="DejaVu Sans"/>
    </style:style>
    <style:style style:name="P5" style:family="paragraph" style:parent-style-name="Text_20_body">
      <style:paragraph-properties fo:text-align="justify" style:justify-single-word="false"/>
      <style:text-properties style:font-name="DejaVu Sans" style:font-size-asian="10.5pt"/>
    </style:style>
    <style:style style:name="P6" style:family="paragraph" style:parent-style-name="Text_20_body">
      <style:paragraph-properties fo:text-align="justify" style:justify-single-word="false"/>
      <style:text-properties style:font-name="DejaVu Sans" officeooo:rsid="000945f2" officeooo:paragraph-rsid="000945f2"/>
    </style:style>
    <style:style style:name="P7" style:family="paragraph" style:parent-style-name="Text_20_body">
      <style:paragraph-properties fo:text-align="justify" style:justify-single-word="false"/>
      <style:text-properties style:font-name="DejaVu Sans" officeooo:rsid="0005c25e" officeooo:paragraph-rsid="0005c25e"/>
    </style:style>
    <style:style style:name="P8" style:family="paragraph" style:parent-style-name="Text_20_body">
      <style:paragraph-properties fo:text-align="justify" style:justify-single-word="false"/>
      <style:text-properties style:text-position="0% 100%" style:font-name="DejaVu Sans"/>
    </style:style>
    <style:style style:name="P9" style:family="paragraph" style:parent-style-name="Text_20_body">
      <style:paragraph-properties fo:text-align="justify" style:justify-single-word="false"/>
      <style:text-properties officeooo:paragraph-rsid="001aae6c"/>
    </style:style>
    <style:style style:name="P10" style:family="paragraph" style:parent-style-name="Table_20_Contents">
      <style:paragraph-properties fo:text-align="justify" style:justify-single-word="false"/>
      <style:text-properties style:font-name="DejaVu Sans"/>
    </style:style>
    <style:style style:name="P11" style:family="paragraph" style:parent-style-name="Table_20_Contents">
      <style:paragraph-properties fo:text-align="start" style:justify-single-word="false"/>
      <style:text-properties style:font-name="DejaVu Sans"/>
    </style:style>
    <style:style style:name="P12" style:family="paragraph" style:parent-style-name="Table_20_Contents">
      <style:paragraph-properties fo:text-align="start" style:justify-single-word="false"/>
      <style:text-properties style:font-name="DejaVu Sans" officeooo:rsid="000a099c" style:font-size-asian="10.5pt"/>
    </style:style>
    <style:style style:name="P13" style:family="paragraph" style:parent-style-name="Table_20_Contents">
      <style:paragraph-properties fo:text-align="start" style:justify-single-word="false"/>
      <style:text-properties style:font-name="DejaVu Sans" officeooo:rsid="000a099c" officeooo:paragraph-rsid="000a099c" style:font-size-asian="10.5pt"/>
    </style:style>
    <style:style style:name="P14" style:family="paragraph" style:parent-style-name="Table_20_Contents">
      <style:paragraph-properties fo:text-align="start" style:justify-single-word="false"/>
      <style:text-properties style:font-name="DejaVu Sans" officeooo:rsid="000a1e1c" officeooo:paragraph-rsid="000a1e1c" style:font-size-asian="10.5pt"/>
    </style:style>
    <style:style style:name="P15" style:family="paragraph" style:parent-style-name="Table_20_Contents">
      <style:paragraph-properties fo:text-align="start" style:justify-single-word="false"/>
      <style:text-properties style:font-name="DejaVu Sans" officeooo:rsid="000a4709" officeooo:paragraph-rsid="000a4709" style:font-size-asian="10.5pt"/>
    </style:style>
    <style:style style:name="P16" style:family="paragraph" style:parent-style-name="Table_20_Contents">
      <style:paragraph-properties fo:text-align="start" style:justify-single-word="false"/>
      <style:text-properties style:font-name="DejaVu Sans" officeooo:rsid="000ab699" officeooo:paragraph-rsid="000ab699" style:font-size-asian="10.5pt"/>
    </style:style>
    <style:style style:name="P17" style:family="paragraph" style:parent-style-name="Table_20_Contents">
      <style:paragraph-properties fo:text-align="start" style:justify-single-word="false"/>
      <style:text-properties style:font-name="DejaVu Sans" officeooo:rsid="000be748" officeooo:paragraph-rsid="000be748" style:font-size-asian="10.5pt"/>
    </style:style>
    <style:style style:name="P18" style:family="paragraph" style:parent-style-name="Table_20_Contents">
      <style:paragraph-properties fo:text-align="justify" style:justify-single-word="false"/>
      <style:text-properties style:font-name="DejaVu Sans" officeooo:rsid="000629a1" officeooo:paragraph-rsid="000629a1" style:font-size-asian="10.5pt"/>
    </style:style>
    <style:style style:name="P19" style:family="paragraph" style:parent-style-name="Table_20_Contents">
      <style:paragraph-properties fo:text-align="justify" style:justify-single-word="false"/>
      <style:text-properties style:font-name="DejaVu Sans" officeooo:rsid="000629a1" officeooo:paragraph-rsid="0011debf" style:font-size-asian="10.5pt"/>
    </style:style>
    <style:style style:name="P20" style:family="paragraph" style:parent-style-name="Table_20_Contents">
      <style:paragraph-properties fo:text-align="start" style:justify-single-word="false"/>
      <style:text-properties style:font-name="DejaVu Sans" officeooo:rsid="000629a1" officeooo:paragraph-rsid="000629a1" style:font-size-asian="10.5pt"/>
    </style:style>
    <style:style style:name="P21" style:family="paragraph" style:parent-style-name="Table_20_Contents">
      <style:paragraph-properties fo:text-align="justify" style:justify-single-word="false"/>
      <style:text-properties style:font-name="DejaVu Sans" officeooo:rsid="0007c3d2" officeooo:paragraph-rsid="0007c3d2" style:font-size-asian="10.5pt"/>
    </style:style>
    <style:style style:name="P22" style:family="paragraph" style:parent-style-name="Table_20_Contents">
      <style:paragraph-properties fo:text-align="start" style:justify-single-word="false"/>
      <style:text-properties style:font-name="DejaVu Sans" officeooo:rsid="0007c3d2" officeooo:paragraph-rsid="0007c3d2" style:font-size-asian="10.5pt"/>
    </style:style>
    <style:style style:name="P23" style:family="paragraph" style:parent-style-name="Table_20_Contents">
      <style:paragraph-properties fo:text-align="justify" style:justify-single-word="false"/>
      <style:text-properties style:font-name="DejaVu Sans" officeooo:rsid="0011debf" officeooo:paragraph-rsid="0011debf" style:font-size-asian="10.5pt"/>
    </style:style>
    <style:style style:name="P24" style:family="paragraph" style:parent-style-name="Table_20_Contents">
      <style:paragraph-properties fo:text-align="start" style:justify-single-word="false"/>
      <style:text-properties style:font-name="DejaVu Sans" officeooo:rsid="0011debf" officeooo:paragraph-rsid="0011debf" style:font-size-asian="10.5pt"/>
    </style:style>
    <style:style style:name="P25" style:family="paragraph" style:parent-style-name="Table_20_Contents">
      <style:paragraph-properties fo:text-align="start" style:justify-single-word="false"/>
      <style:text-properties style:font-name="DejaVu Sans" officeooo:rsid="000a1e1c" officeooo:paragraph-rsid="000a1e1c"/>
    </style:style>
    <style:style style:name="P26" style:family="paragraph" style:parent-style-name="Table_20_Contents">
      <style:paragraph-properties fo:text-align="justify" style:justify-single-word="false"/>
      <style:text-properties style:font-name="DejaVu Sans" officeooo:rsid="001c062b" officeooo:paragraph-rsid="001c062b"/>
    </style:style>
    <style:style style:name="P27" style:family="paragraph" style:parent-style-name="Table_20_Contents">
      <style:paragraph-properties fo:text-align="start" style:justify-single-word="false"/>
      <style:text-properties style:font-name="DejaVu Sans" officeooo:rsid="001c062b" officeooo:paragraph-rsid="001c062b"/>
    </style:style>
    <style:style style:name="P28" style:family="paragraph" style:parent-style-name="Table_20_Heading">
      <style:text-properties style:font-name="DejaVu Sans"/>
    </style:style>
    <style:style style:name="P29" style:family="paragraph" style:parent-style-name="Table_20_Heading">
      <style:paragraph-properties fo:text-align="center" style:justify-single-word="false"/>
      <style:text-properties style:font-name="DejaVu Sans"/>
    </style:style>
    <style:style style:name="P30" style:family="paragraph" style:parent-style-name="Table_20_Heading">
      <style:text-properties style:font-name="DejaVu Sans" officeooo:rsid="000945f2" officeooo:paragraph-rsid="000945f2" style:font-size-asian="10.5pt"/>
    </style:style>
    <style:style style:name="P31" style:family="paragraph" style:parent-style-name="Table_20_Heading">
      <style:text-properties style:font-name="DejaVu Sans" officeooo:rsid="000629a1" style:font-size-asian="10.5pt"/>
    </style:style>
    <style:style style:name="P32" style:family="paragraph" style:parent-style-name="Text_20_body" style:list-style-name="L1">
      <style:paragraph-properties fo:text-align="justify" style:justify-single-word="false"/>
      <style:text-properties style:font-name="DejaVu Sans"/>
    </style:style>
    <style:style style:name="P33" style:family="paragraph" style:parent-style-name="Text_20_body" style:list-style-name="L3">
      <style:paragraph-properties fo:text-align="justify" style:justify-single-word="false"/>
      <style:text-properties style:font-name="DejaVu Sans"/>
    </style:style>
    <style:style style:name="P34" style:family="paragraph" style:parent-style-name="Text_20_body" style:list-style-name="L4">
      <style:paragraph-properties fo:text-align="justify" style:justify-single-word="false"/>
      <style:text-properties style:font-name="DejaVu Sans"/>
    </style:style>
    <style:style style:name="P35" style:family="paragraph" style:parent-style-name="Text_20_body" style:list-style-name="L5">
      <style:paragraph-properties fo:text-align="justify" style:justify-single-word="false"/>
      <style:text-properties style:font-name="DejaVu Sans"/>
    </style:style>
    <style:style style:name="P36" style:family="paragraph" style:parent-style-name="Text_20_body" style:list-style-name="L2">
      <style:paragraph-properties fo:text-align="justify" style:justify-single-word="false"/>
      <style:text-properties officeooo:paragraph-rsid="001d876d"/>
    </style:style>
    <style:style style:name="P37" style:family="paragraph" style:parent-style-name="Text_20_body" style:list-style-name="L2">
      <style:paragraph-properties fo:text-align="justify" style:justify-single-word="false"/>
      <style:text-properties officeooo:paragraph-rsid="001aae6c"/>
    </style:style>
    <style:style style:name="P38" style:family="paragraph" style:parent-style-name="Text_20_body">
      <style:paragraph-properties fo:text-align="justify" style:justify-single-word="false"/>
      <style:text-properties style:text-position="0% 100%" style:font-name="DejaVu Sans"/>
    </style:style>
    <style:style style:name="P39" style:family="paragraph" style:parent-style-name="Heading_20_1">
      <style:paragraph-properties fo:text-align="center" style:justify-single-word="false"/>
      <style:text-properties style:font-name="DejaVu Sans" officeooo:paragraph-rsid="00048768"/>
    </style:style>
    <style:style style:name="P40" style:family="paragraph" style:parent-style-name="Heading_20_1">
      <style:paragraph-properties fo:text-align="center" style:justify-single-word="false"/>
      <style:text-properties style:font-name="DejaVu Sans" officeooo:rsid="00048768" officeooo:paragraph-rsid="00048768"/>
    </style:style>
    <style:style style:name="P41" style:family="paragraph" style:parent-style-name="Heading_20_1" style:master-page-name="First_20_Page">
      <style:paragraph-properties fo:text-align="center" style:justify-single-word="false" style:page-number="auto"/>
      <style:text-properties style:font-name="DejaVu Sans"/>
    </style:style>
    <style:style style:name="P42" style:family="paragraph" style:parent-style-name="Heading_20_2">
      <style:paragraph-properties fo:break-before="page"/>
      <style:text-properties style:font-name="DejaVu Sans"/>
    </style:style>
    <style:style style:name="P43" style:family="paragraph" style:parent-style-name="Heading_20_3">
      <style:text-properties style:font-name="DejaVu Sans"/>
    </style:style>
    <style:style style:name="P44" style:family="paragraph" style:parent-style-name="Table_20_Contents">
      <style:paragraph-properties fo:text-align="start" style:justify-single-word="false"/>
      <style:text-properties style:font-name="DejaVu Sans" officeooo:rsid="000be748" officeooo:paragraph-rsid="000be748" style:font-size-asian="10.5pt"/>
    </style:style>
    <style:style style:name="P45" style:family="paragraph" style:parent-style-name="Table_20_Contents">
      <style:paragraph-properties fo:text-align="start" style:justify-single-word="false"/>
      <style:text-properties style:font-name="DejaVu Sans" officeooo:rsid="000a099c" officeooo:paragraph-rsid="000629a1" style:font-size-asian="10.5pt"/>
    </style:style>
    <style:style style:name="P46" style:family="paragraph" style:parent-style-name="Table_20_Contents">
      <style:paragraph-properties fo:text-align="start" style:justify-single-word="false"/>
      <style:text-properties style:font-name="DejaVu Sans" officeooo:rsid="000629a1" officeooo:paragraph-rsid="000629a1" style:font-size-asian="10.5pt"/>
    </style:style>
    <style:style style:name="P47" style:family="paragraph" style:parent-style-name="Table_20_Contents">
      <style:paragraph-properties fo:text-align="start" style:justify-single-word="false"/>
      <style:text-properties style:font-name="DejaVu Sans" officeooo:rsid="000629a1" officeooo:paragraph-rsid="0011debf" style:font-size-asian="10.5pt"/>
    </style:style>
    <style:style style:name="T1" style:family="text">
      <style:text-properties style:font-name-asian="Times New Roman1" style:font-name-complex="Times New Roman1"/>
    </style:style>
    <style:style style:name="T2" style:family="text">
      <style:text-properties style:font-name-asian="DejaVu Sans1" style:font-name-complex="DejaVu Sans1"/>
    </style:style>
    <style:style style:name="T3" style:family="text">
      <style:text-properties style:text-position="super 58%"/>
    </style:style>
    <style:style style:name="T4" style:family="text">
      <style:text-properties style:text-position="0% 100%"/>
    </style:style>
    <style:style style:name="T5" style:family="text">
      <style:text-properties style:font-name="DejaVu Sans"/>
    </style:style>
    <style:style style:name="T6" style:family="text">
      <style:text-properties style:font-name="DejaVu Sans" fo:font-weight="bold" style:font-weight-asian="bold" style:font-weight-complex="bold"/>
    </style:style>
    <style:style style:name="T7" style:family="text">
      <style:text-properties style:font-name="DejaVu Sans" fo:font-weight="normal" style:font-weight-asian="normal" style:font-weight-complex="normal"/>
    </style:style>
    <style:style style:name="T8" style:family="text">
      <style:text-properties style:font-name="DejaVu Sans" officeooo:rsid="00171a53"/>
    </style:style>
    <style:style style:name="T9" style:family="text">
      <style:text-properties style:font-name="DejaVu Sans" officeooo:rsid="001aae6c"/>
    </style:style>
    <style:style style:name="T10" style:family="text">
      <style:text-properties officeooo:rsid="0004836d"/>
    </style:style>
    <style:style style:name="T11" style:family="text">
      <style:text-properties officeooo:rsid="0005c25e"/>
    </style:style>
    <style:style style:name="T12" style:family="text">
      <style:text-properties officeooo:rsid="000629a1"/>
    </style:style>
    <style:style style:name="T13" style:family="text">
      <style:text-properties officeooo:rsid="0007c3d2"/>
    </style:style>
    <style:style style:name="T14" style:family="text">
      <style:text-properties officeooo:rsid="000945f2"/>
    </style:style>
    <style:style style:name="T15" style:family="text">
      <style:text-properties officeooo:rsid="000a1e1c"/>
    </style:style>
    <style:style style:name="T16" style:family="text">
      <style:text-properties officeooo:rsid="001139a2"/>
    </style:style>
    <style:style style:name="T17" style:family="text">
      <style:text-properties officeooo:rsid="0011debf"/>
    </style:style>
    <style:style style:name="T18" style:family="text">
      <style:text-properties officeooo:rsid="00147bd5"/>
    </style:style>
    <style:style style:name="T19" style:family="text">
      <style:text-properties officeooo:rsid="00171a53"/>
    </style:style>
    <style:style style:name="T20" style:family="text">
      <style:text-properties officeooo:rsid="0018ffc2"/>
    </style:style>
    <style:style style:name="T21" style:family="text">
      <style:text-properties fo:language="en" fo:country="US" officeooo:rsid="001e9577"/>
    </style:style>
    <style:style style:name="T22" style:family="text">
      <style:text-properties fo:language="ru" fo:country="RU" officeooo:rsid="001e9577"/>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
      <text:p text:style-name="P3"/>
      <text:p text:style-name="P3"/>
      <text:p text:style-name="P3"/>
      <text:p text:style-name="P3"/>
      <text:p text:style-name="P3"/>
      <text:p text:style-name="P3"/>
      <text:p text:style-name="P3"/>
      <text:p text:style-name="P3"/>
      <text:p text:style-name="P3"/>
      <text:h text:style-name="P39" text:outline-level="1"><text:span text:style-name="T16">r</text:span>49</text:h>
      <text:h text:style-name="P40" text:outline-level="1">Руководство пользователя</text:h>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201<text:span text:style-name="T18">3</text:span> г.</text:p>
      <text:h text:style-name="P42" text:outline-level="2">Получение r49. Состав дистрибутива</text:h>
      <text:p text:style-name="P2"/>
      <text:p text:style-name="P4"><text:tab/>r49 является свободным программным обеспечением (ПО) и распространяется на условиях лицензии GNU GENERAL PUBLIC LICENSE Version 3.</text:p>
      <text:p text:style-name="P4"><text:tab/>r49 использует:</text:p>
      <text:list xml:id="list3279237028771463777" text:style-name="L1">
        <text:list-item>
          <text:p text:style-name="P32">Open Source версию библиотеки Qt<text:span text:style-name="T19">5</text:span>, распространяемую (в том числе) на условиях лицензии GNU GENERAL PUBLIC LICENSE Version 3. Для M$ Windows необходимые для работы r49 компоненты Qt<text:span text:style-name="T19">5</text:span> входят в состав дистрибутива, зависимости программы для обеспечения работы в системах, основанных на GNU/Linux — см. файл README.</text:p>
        </text:list-item>
        <text:list-item>
          <text:p text:style-name="P32">Моноширинные шрифты excalib.ttf и DejaVuSansMono.ttf.</text:p>
        </text:list-item>
      </text:list>
      <text:p text:style-name="P9"><text:span text:style-name="T5">Дополнительную информацию о программном комплексе r49 можно узнать на сайте </text:span><text:a xlink:type="simple" xlink:href="http://pa2311.blogspot.ru/p/r49.html"><text:span text:style-name="T5">http://pa2311.blogspot.ru/p/r49.html</text:span></text:a><text:span text:style-name="T5">.</text:span></text:p>
      <text:p text:style-name="P9"><text:span text:style-name="T5"><text:tab/>r49 может быть получен </text:span><text:span text:style-name="T9">из следующих источников</text:span><text:span text:style-name="T5">:</text:span></text:p>
      <text:list xml:id="list7223941481278453599" text:style-name="L2">
        <text:list-item>
          <text:p text:style-name="P36"><text:a xlink:type="simple" xlink:href="https://www.dropbox.com/sh/e2tlzpk79nglxed/G7decHLIcm"><text:span text:style-name="T9">https://www.dropbox.com/sh/e2tlzpk79nglxed/G7decHLIcm</text:span></text:a></text:p>
        </text:list-item>
        <text:list-item>
          <text:p text:style-name="P37"><text:a xlink:type="simple" xlink:href="https://mega.co.nz/#F!ld5HDQib!Ghl8-SMwEPYk0zEQCi83vA"><text:span text:style-name="T9">https://mega.co.nz/#F!ld5HDQib!Ghl8-SMwEPYk0zEQCi83vA</text:span></text:a></text:p>
        </text:list-item>
      </text:list>
      <text:p text:style-name="P9"><text:span text:style-name="T9">По ссылкам</text:span><text:span text:style-name="T5"> доступны для скачивания</text:span><text:span text:style-name="T8">:</text:span><text:span text:style-name="T5"> архив с исходными кодами, пакет для ОС Arch Linux и архив с бинарными файлами для систем M$ Windows. Основные исполняемые файлы — </text:span><text:span text:style-name="T6">Qr49 </text:span><text:span text:style-name="T7">(GUI), </text:span><text:span text:style-name="T6">cr49 </text:span><text:span text:style-name="T7">(CLI)</text:span><text:span text:style-name="T5">.</text:span></text:p>
      <text:p text:style-name="P2"/>
      <text:h text:style-name="P42" text:outline-level="2">Расчет удельных выбросов вредных веществ (ВВ) с отработавшими газами (ОГ) по циклу</text:h>
      <text:p text:style-name="P2"/>
      <text:h text:style-name="P43" text:outline-level="3">Подготовка к испытаниям. Расчет точек цикла</text:h>
      <text:p text:style-name="P2"/>
      <text:p text:style-name="P4"><text:tab/>Полученные в результате расчета точек цикла данные, удобно использовать при снятии цикла в ручном режиме, последовательно выставляя на стенде рассчитанные значения частот вращения коленчатого вала двигателя и его нагрузку. Однако, основное предназначение данного расчета — получить заготовку исходных данных для расчета выбросов ВВ, включая режимы работы двигателя, затраты мощности на привод вентилятора и весовые коэффициенты для каждого режима.</text:p>
      <text:p text:style-name="P4"><text:tab/>Для выполнения расчета необходимо:</text:p>
      <text:list xml:id="list4365056804232768537" text:style-name="L3">
        <text:list-item>
          <text:p text:style-name="P33">Установить параметр «Задание на расчет» в значение «Точки цикла»;</text:p>
        </text:list-item>
        <text:list-item>
          <text:p text:style-name="P33">Выбрать необходимый стандарт и, если доступно, необходимость расчета дополнительных точек цикла;</text:p>
        </text:list-item>
        <text:list-item>
          <text:p text:style-name="P33">Занести исходные данные в таблицу;</text:p>
        </text:list-item>
        <text:list-item>
          <text:p text:style-name="P33">Нажать на кнопку панели инструментов «Выполнить» или выбрать пункт «Выполнить» меню «Расчет». Данное действие также доступно по «горячей» клавише «F9».</text:p>
        </text:list-item>
      </text:list>
      <text:p text:style-name="P4"><text:tab/>После активации расчета любым из вышеперечисленных способов и отсутствия ошибок, файл-заготовка с рассчитанными точками цикла будет загружен в таблицу «Расчет удельных выбросов».</text:p>
      <text:p text:style-name="P4"/>
      <text:h text:style-name="P43" text:outline-level="3">Обработка результатов испытаний. Расчет удельных выбросов ВВ</text:h>
      <text:p text:style-name="P2"/>
      <text:p text:style-name="P4"><text:tab/>Убедитесь, что параметр «Задание на расчет» установлен в значение «Удельные выбросы». Данные, полученные в ходе испытаний, заносятся в таблицу «Расчет удельных выбросов» Qr49. В колонки значений оборотов двигателя и крутящего момента (или мощности) также заносятся реальные значения, полученные в ходе испытаний. Логика расчета и формирования отчета базируется как на настройках параметров расчета, доступных с помощью элементов управления панели «Параметры расчета», так и на анализе <text:soft-page-break/>введенных пользователем исходных данных. Ниже приведены описания с комментариями для данных, заносимых в таблицу «Расчет удельных выбросов» <text:span text:style-name="T14">и описание параметров, получаемых в результате расчета.</text:span></text:p>
      <text:p text:style-name="P4"/>
      <text:p text:style-name="P4">Таблица 1 — Описание исходных данных для расчета <text:span text:style-name="T14">вредных выбросов</text:span></text:p>
      <table:table table:name="Таблица1" table:style-name="Таблица1">
        <table:table-column table:style-name="Таблица1.A"/>
        <table:table-column table:style-name="Таблица1.B"/>
        <table:table-column table:style-name="Таблица1.C"/>
        <table:table-header-rows>
          <table:table-row>
            <table:table-cell table:style-name="Таблица1.A1" office:value-type="string">
              <text:p text:style-name="P28">Параметр</text:p>
            </table:table-cell>
            <table:table-cell table:style-name="Таблица1.A1" office:value-type="string">
              <text:p text:style-name="P29">Описание</text:p>
            </table:table-cell>
            <table:table-cell table:style-name="Таблица1.C1" office:value-type="string">
              <text:p text:style-name="P29">Комментарий</text:p>
            </table:table-cell>
          </table:table-row>
        </table:table-header-rows>
        <table:table-row>
          <table:table-cell table:style-name="Таблица1.A2" office:value-type="string">
            <text:p text:style-name="P10">Point[-]</text:p>
          </table:table-cell>
          <table:table-cell table:style-name="Таблица1.A2" office:value-type="string">
            <text:p text:style-name="P11"><text:span text:style-name="T15">Т</text:span>очк<text:span text:style-name="T15">а цикла</text:span>.</text:p>
          </table:table-cell>
          <table:table-cell table:style-name="Таблица1.C2" office:value-type="string">
            <text:p text:style-name="P11">Приводится для удобства работы без GUI. В расчете нигде не используется.</text:p>
          </table:table-cell>
        </table:table-row>
        <table:table-row>
          <table:table-cell table:style-name="Таблица1.A2" office:value-type="string">
            <text:p text:style-name="P10">n[мин-1]</text:p>
          </table:table-cell>
          <table:table-cell table:style-name="Таблица1.A2" office:value-type="string">
            <text:p text:style-name="P11">Частота вращения коленчатого вала двигателя.</text:p>
          </table:table-cell>
          <table:table-cell table:style-name="Таблица1.C2" office:value-type="string">
            <text:p text:style-name="P11">Необходимый параметр.</text:p>
          </table:table-cell>
        </table:table-row>
        <table:table-row>
          <table:table-cell table:style-name="Таблица1.A2" office:value-type="string">
            <text:p text:style-name="P10">Me_b[Нм]</text:p>
          </table:table-cell>
          <table:table-cell table:style-name="Таблица1.A2" office:value-type="string">
            <text:p text:style-name="P11"><text:span text:style-name="T15">Эффективный к</text:span>рутящий момент двигателя брутто.</text:p>
          </table:table-cell>
          <table:table-cell table:style-name="Таблица1.C2" table:number-rows-spanned="2" office:value-type="string">
            <text:p text:style-name="P11">Необходимо указать либо крутящий момент, либо мощность. В случае, если программа обнаружит значения, отличные от нуля в обоих столбцах, мощность нетто будет рассчитаываться через момент брутто.</text:p>
          </table:table-cell>
        </table:table-row>
        <table:table-row>
          <table:table-cell table:style-name="Таблица1.A2" office:value-type="string">
            <text:p text:style-name="P10">Ne_b[кВт]</text:p>
          </table:table-cell>
          <table:table-cell table:style-name="Таблица1.A2" office:value-type="string">
            <text:p text:style-name="P11">Эффективная мощность двигателя брутто.</text:p>
          </table:table-cell>
          <table:covered-table-cell/>
        </table:table-row>
        <table:table-row>
          <table:table-cell table:style-name="Таблица1.A2" office:value-type="string">
            <text:p text:style-name="P10">N_fan[кВт]</text:p>
          </table:table-cell>
          <table:table-cell table:style-name="Таблица1.A2" office:value-type="string">
            <text:p text:style-name="P11">Мощность, затрачиваемая двигателем на привод вентилятора.</text:p>
          </table:table-cell>
          <table:table-cell table:style-name="Таблица1.C2" office:value-type="string">
            <text:p text:style-name="P11">Используется в расчетах удельных выбросов на соответствие нормативам Евро-0..Евро-6.</text:p>
          </table:table-cell>
        </table:table-row>
        <table:table-row>
          <table:table-cell table:style-name="Таблица1.A2" office:value-type="string">
            <text:p text:style-name="P10">w[-]</text:p>
          </table:table-cell>
          <table:table-cell table:style-name="Таблица1.A2" office:value-type="string">
            <text:p text:style-name="P11">Весовой коэффициент <text:span text:style-name="T15">для точки цикла</text:span>.</text:p>
          </table:table-cell>
          <table:table-cell table:style-name="Таблица1.C2" office:value-type="string">
            <text:p text:style-name="P11">Используется в расчетах удельных выбросов (Стандарт <text:span text:style-name="T1">≠</text:span><text:span text:style-name="T2"> Свободный расчет</text:span>).</text:p>
          </table:table-cell>
        </table:table-row>
        <table:table-row>
          <table:table-cell table:style-name="Таблица1.A2" office:value-type="string">
            <text:p text:style-name="P10">t0[oC]</text:p>
          </table:table-cell>
          <table:table-cell table:style-name="Таблица1.A2" office:value-type="string">
            <text:p text:style-name="P11">Температура <text:span text:style-name="T15">окружающего воздуха</text:span>.</text:p>
          </table:table-cell>
          <table:table-cell table:style-name="Таблица1.C2" office:value-type="string">
            <text:p text:style-name="P11">Необходимый параметр.</text:p>
          </table:table-cell>
        </table:table-row>
        <table:table-row>
          <table:table-cell table:style-name="Таблица1.A2" office:value-type="string">
            <text:p text:style-name="P10">B0[кПа]</text:p>
          </table:table-cell>
          <table:table-cell table:style-name="Таблица1.A2" office:value-type="string">
            <text:p text:style-name="P11">Барометрическое давление.</text:p>
          </table:table-cell>
          <table:table-cell table:style-name="Таблица1.C2" office:value-type="string">
            <text:p text:style-name="P11">Необходимый параметр.</text:p>
          </table:table-cell>
        </table:table-row>
        <table:table-row>
          <table:table-cell table:style-name="Таблица1.A2" office:value-type="string">
            <text:p text:style-name="P10">Ra[%]</text:p>
          </table:table-cell>
          <table:table-cell table:style-name="Таблица1.A2" office:value-type="string">
            <text:p text:style-name="P11">Относительная влажность воздуха.</text:p>
          </table:table-cell>
          <table:table-cell table:style-name="Таблица1.C2" office:value-type="string">
            <text:p text:style-name="P11">Необходимый параметр.</text:p>
          </table:table-cell>
        </table:table-row>
        <table:table-row>
          <table:table-cell table:style-name="Таблица1.A2" office:value-type="string">
            <text:p text:style-name="P10">dPn[<text:span text:style-name="T22">кПа</text:span>]</text:p>
          </table:table-cell>
          <table:table-cell table:style-name="Таблица1.A2" office:value-type="string">
            <text:p text:style-name="P11">Разрежение на измерительном сопле.</text:p>
          </table:table-cell>
          <table:table-cell table:style-name="Таблица1.C2" table:number-rows-spanned="2" office:value-type="string">
            <text:p text:style-name="P11">Необходимо указать либо разряжение на измерительном сопле, либо расход воздуха двигателем. В случае, если программа обнаружит значения, отличные от нуля в обоих <text:soft-page-break/>столбцах, в дальнейших расчетах будет использован расход воздуха двигателем. Если необходим расчет расхода воздуха по значениям разряжения на измерительном сопле, следует обнулить значения в столбце Gair и уточнить диаметр измерительного сопла посредством диалога «Общие параметры» (доступно в меню Файл).</text:p>
          </table:table-cell>
        </table:table-row>
        <table:table-row>
          <table:table-cell table:style-name="Таблица1.A2" office:value-type="string">
            <text:p text:style-name="P10">Gair[кг/ч]</text:p>
          </table:table-cell>
          <table:table-cell table:style-name="Таблица1.A2" office:value-type="string">
            <text:p text:style-name="P11"><text:span text:style-name="T15">Массовый р</text:span>асход воздуха.</text:p>
          </table:table-cell>
          <table:covered-table-cell/>
        </table:table-row>
        <table:table-row>
          <table:table-cell table:style-name="Таблица1.A2" office:value-type="string">
            <text:p text:style-name="P10">Gfuel[кг/ч]</text:p>
          </table:table-cell>
          <table:table-cell table:style-name="Таблица1.A2" office:value-type="string">
            <text:p text:style-name="P11"><text:span text:style-name="T15">Массовый р</text:span>асход топлива.</text:p>
          </table:table-cell>
          <table:table-cell table:style-name="Таблица1.C2" office:value-type="string">
            <text:p text:style-name="P11">Необходимый параметр.</text:p>
          </table:table-cell>
        </table:table-row>
        <table:table-row>
          <table:table-cell table:style-name="Таблица1.A2" office:value-type="string">
            <text:p text:style-name="P10">C_NOx[ppm]</text:p>
          </table:table-cell>
          <table:table-cell table:style-name="Таблица1.A2" office:value-type="string">
            <text:p text:style-name="P11">Концентрации оксидов азота в приведении к NO2 в <text:span text:style-name="T15">отработавших газах</text:span>.</text:p>
          </table:table-cell>
          <table:table-cell table:style-name="Таблица1.C2" table:number-rows-spanned="2" office:value-type="string">
            <text:p text:style-name="P11">Необходимо указать либо концентрации, либо удельные выбросы оксидов азота. В случае, если программа обнаружит значения, отличные от нуля в обоих столбцах, то, используя концентрации, произведет прямой расчет относительно оксидов азота (по точкам будут рассчитаны удельные выбросы).</text:p>
          </table:table-cell>
        </table:table-row>
        <table:table-row>
          <table:table-cell table:style-name="Таблица1.A2" office:value-type="string">
            <text:p text:style-name="P10">gNOx[г/кВтч]</text:p>
          </table:table-cell>
          <table:table-cell table:style-name="Таблица1.A2" office:value-type="string">
            <text:p text:style-name="P11">Удельный выброс оксидов азота.</text:p>
          </table:table-cell>
          <table:covered-table-cell/>
        </table:table-row>
        <table:table-row>
          <table:table-cell table:style-name="Таблица1.A2" office:value-type="string">
            <text:p text:style-name="P10">C_CO[ppm]</text:p>
          </table:table-cell>
          <table:table-cell table:style-name="Таблица1.A2" office:value-type="string">
            <text:p text:style-name="P11">Концентрации монооксида углерода в ОГ.</text:p>
          </table:table-cell>
          <table:table-cell table:style-name="Таблица1.C2" office:value-type="string">
            <text:p text:style-name="P11">Можно не указывать, если нет необходимости в оценке удельных выбросов монооксида углерода.</text:p>
          </table:table-cell>
        </table:table-row>
        <table:table-row>
          <table:table-cell table:style-name="Таблица1.A2" office:value-type="string">
            <text:p text:style-name="P10">C_CH[ppm]</text:p>
          </table:table-cell>
          <table:table-cell table:style-name="Таблица1.A2" office:value-type="string">
            <text:p text:style-name="P11">Концентрации углеводородов в приведении к CH_1.85.</text:p>
          </table:table-cell>
          <table:table-cell table:style-name="Таблица1.C2" office:value-type="string">
            <text:p text:style-name="P11">Можно не указывать, если нет необходимости в оценке удельных выбросов углеводородов.</text:p>
          </table:table-cell>
        </table:table-row>
        <table:table-row>
          <table:table-cell table:style-name="Таблица1.A2" office:value-type="string">
            <text:p text:style-name="P10">C_CO2in[%]</text:p>
          </table:table-cell>
          <table:table-cell table:style-name="Таблица1.A2" office:value-type="string">
            <text:p text:style-name="P11">Концентрации диоксида углерода на входе в двигатель (впускной коллектор).</text:p>
          </table:table-cell>
          <table:table-cell table:style-name="Таблица1.C2" table:number-rows-spanned="2" office:value-type="string">
            <text:p text:style-name="P11">Если необходимо рассчитать степень РОГ, оба столбца должны быть заполнены. В противном случае, степень РОГ рассчитана не будет.</text:p>
          </table:table-cell>
        </table:table-row>
        <table:table-row>
          <table:table-cell table:style-name="Таблица1.A2" office:value-type="string">
            <text:p text:style-name="P10">C_CO2out[%]</text:p>
          </table:table-cell>
          <table:table-cell table:style-name="Таблица1.A2" office:value-type="string">
            <text:p text:style-name="P11">Концентрации диоксида углерода в <text:span text:style-name="T15">отработавших газах</text:span>.</text:p>
          </table:table-cell>
          <table:covered-table-cell/>
        </table:table-row>
        <table:table-row>
          <table:table-cell table:style-name="Таблица1.A2" office:value-type="string">
            <text:p text:style-name="P10">C_O2[%]</text:p>
          </table:table-cell>
          <table:table-cell table:style-name="Таблица1.A2" office:value-type="string">
            <text:p text:style-name="P11">Концентрации кислорода в <text:span text:style-name="T15">отработавших газах</text:span>.</text:p>
          </table:table-cell>
          <table:table-cell table:style-name="Таблица1.C2" office:value-type="string">
            <text:p text:style-name="P11">Если необходимо провести оценку корректности <text:soft-page-break/>замеров расхода воздуха <text:s/>путем сравнения коэффициентов избытка воздуха рассчитанных по расходу воздуха двигателем и концентрации кислорода на выхлопе, следует заполнить столбец зафиксированными с помощью газоанализатора значениями.</text:p>
          </table:table-cell>
        </table:table-row>
        <table:table-row>
          <table:table-cell table:style-name="Таблица1.A2" office:value-type="string">
            <text:p text:style-name="P10">Ka[м-1]</text:p>
          </table:table-cell>
          <table:table-cell table:style-name="Таблица1.A2" office:value-type="string">
            <text:p text:style-name="P11">Значения дымности ОГ.</text:p>
          </table:table-cell>
          <table:table-cell table:style-name="Таблица1.C2" table:number-rows-spanned="3" office:value-type="string">
            <text:p text:style-name="P11">Указанные значения дымности (приоритет по убыванию: FSN[-], Ka[м-1], Ka[%]) будут использованы для оценки удельного выброса ТЧ по циклу (вариант расчета по значениям дымности ОГ). При этом метод расчета gPT на панели параметров расчета не должен быть в значении «Нет».</text:p>
          </table:table-cell>
        </table:table-row>
        <table:table-row>
          <table:table-cell table:style-name="Таблица1.A2" office:value-type="string">
            <text:p text:style-name="P10">Ka[%]</text:p>
          </table:table-cell>
          <table:table-cell table:style-name="Таблица1.A2" office:value-type="string">
            <text:p text:style-name="P11">Значения дымности ОГ.</text:p>
          </table:table-cell>
          <table:covered-table-cell/>
        </table:table-row>
        <table:table-row>
          <table:table-cell table:style-name="Таблица1.A2" office:value-type="string">
            <text:p text:style-name="P10">FSN[-]</text:p>
          </table:table-cell>
          <table:table-cell table:style-name="Таблица1.A2" office:value-type="string">
            <text:p text:style-name="P11">Значения дымности ОГ.</text:p>
          </table:table-cell>
          <table:covered-table-cell/>
        </table:table-row>
        <table:table-row>
          <table:table-cell table:style-name="Таблица1.A2" office:value-type="string">
            <text:p text:style-name="P10">Pr[кПа]</text:p>
          </table:table-cell>
          <table:table-cell table:style-name="Таблица1.A2" office:value-type="string">
            <text:p text:style-name="P11">Противодавление на выхлопе (после турбины для наддувных двигателей).</text:p>
          </table:table-cell>
          <table:table-cell table:style-name="Таблица1.C2" table:number-rows-spanned="2" office:value-type="string">
            <text:p text:style-name="P11">Параметры, необходимые для расчета удельного выброса ТЧ по циклу (вариант расчета по значениям дымности ОГ). При этом <text:bookmark-start text:name="__DdeLink__677_1338613014"/>метод расчета gPT на панели настроек расчета<text:bookmark-end text:name="__DdeLink__677_1338613014"/> не должен быть в значении «Нет» и хотя бы один столбец со значениями дымности ОГ должен содержать значения, отличные от нуля.</text:p>
          </table:table-cell>
        </table:table-row>
        <table:table-row>
          <table:table-cell table:style-name="Таблица1.A2" office:value-type="string">
            <text:p text:style-name="P10">ts[oC]</text:p>
          </table:table-cell>
          <table:table-cell table:style-name="Таблица1.A2" office:value-type="string">
            <text:p text:style-name="P11">Температура пробы.</text:p>
          </table:table-cell>
          <table:covered-table-cell/>
        </table:table-row>
        <table:table-row>
          <table:table-cell table:style-name="Таблица1.A2" office:value-type="string">
            <text:p text:style-name="P10">tauf[с]</text:p>
          </table:table-cell>
          <table:table-cell table:style-name="Таблица1.A2" office:value-type="string">
            <text:p text:style-name="P11">Время <text:span text:style-name="T15">реакции</text:span> фильтра.</text:p>
          </table:table-cell>
          <table:table-cell table:style-name="Таблица1.C2" table:number-rows-spanned="4" office:value-type="string">
            <text:p text:style-name="P11">Данный набор параметров необходим для расчета удельного выброса ТЧ (вариант расчета по массам ТЧ на фильтрах). Можно не указывать либо расход разбавляющего воздуха, либо коэффициент разбавления. В случае, если программа обнаружит значения, отличные от нуля <text:soft-page-break/>в обоих столбцах, то в расчете будут использоваться значения расхода разбавляющего воздуха. При этом, <text:s/>метод расчета gPT на панели параметров расчета должен находиться в значении «Через массу PT» и поле «Масса ТЧ» должно содержать полученное значение.</text:p>
          </table:table-cell>
        </table:table-row>
        <table:table-row>
          <table:table-cell table:style-name="Таблица1.A2" office:value-type="string">
            <text:p text:style-name="P10">qmdw[г/с]</text:p>
          </table:table-cell>
          <table:table-cell table:style-name="Таблица1.A2" office:value-type="string">
            <text:p text:style-name="P25">Массовый расход разбавляющего воздуха на влажной основе.</text:p>
          </table:table-cell>
          <table:covered-table-cell/>
        </table:table-row>
        <table:table-row>
          <table:table-cell table:style-name="Таблица1.A2" office:value-type="string">
            <text:p text:style-name="P10">qmdew[г/с]</text:p>
          </table:table-cell>
          <table:table-cell table:style-name="Таблица1.A2" office:value-type="string">
            <text:p text:style-name="P25">Массовый расход разбавленных отработавших газов на влажной основе.</text:p>
          </table:table-cell>
          <table:covered-table-cell/>
        </table:table-row>
        <table:table-row>
          <table:table-cell table:style-name="Таблица1.A2" office:value-type="string">
            <text:p text:style-name="P10">rd[-]</text:p>
          </table:table-cell>
          <table:table-cell table:style-name="Таблица1.A2" office:value-type="string">
            <text:p text:style-name="P11">Коэффициент <text:soft-page-break/>разбавления.</text:p>
          </table:table-cell>
          <table:covered-table-cell/>
        </table:table-row>
      </table:table>
      <text:p text:style-name="P4"/>
      <text:p text:style-name="P6">Таблица 2 — Описание параметров, получаемых в результате расчета вредных выбросов</text:p>
      <table:table table:name="Таблица4" table:style-name="Таблица4">
        <table:table-column table:style-name="Таблица4.A"/>
        <table:table-column table:style-name="Таблица4.B"/>
        <table:table-header-rows>
          <table:table-row>
            <table:table-cell table:style-name="Таблица4.A1" office:value-type="string">
              <text:p text:style-name="P30">Параметр</text:p>
            </table:table-cell>
            <table:table-cell table:style-name="Таблица4.B1" office:value-type="string">
              <text:p text:style-name="P30">Описание</text:p>
            </table:table-cell>
          </table:table-row>
        </table:table-header-rows>
        <table:table-row>
          <table:table-cell table:style-name="Таблица4.A2" office:value-type="string">
            <text:p text:style-name="P12">Ne_n[kW]</text:p>
          </table:table-cell>
          <table:table-cell table:style-name="Таблица4.B2" office:value-type="string">
            <text:p text:style-name="P13">Эффективная мощность двигателя нетто.</text:p>
          </table:table-cell>
        </table:table-row>
        <table:table-row>
          <table:table-cell table:style-name="Таблица4.A2" office:value-type="string">
            <text:p text:style-name="P13">Me_n[Nm]</text:p>
          </table:table-cell>
          <table:table-cell table:style-name="Таблица4.B2" office:value-type="string">
            <text:p text:style-name="P13">Эффективный крутящий момент двигателя нетто.</text:p>
          </table:table-cell>
        </table:table-row>
        <table:table-row>
          <table:table-cell table:style-name="Таблица4.A2" office:value-type="string">
            <text:p text:style-name="P13">alpha[-]</text:p>
          </table:table-cell>
          <table:table-cell table:style-name="Таблица4.B2" office:value-type="string">
            <text:p text:style-name="P13">Коэффициент избытка воздуха.</text:p>
          </table:table-cell>
        </table:table-row>
        <table:table-row>
          <table:table-cell table:style-name="Таблица4.A2" office:value-type="string">
            <text:p text:style-name="P13">alpha_O2[-]</text:p>
          </table:table-cell>
          <table:table-cell table:style-name="Таблица4.B2" office:value-type="string">
            <text:p text:style-name="P13">Коэффициент избытка воздуха, рассчитанный по значениям концентрации кислорода в отработавших газах.</text:p>
          </table:table-cell>
        </table:table-row>
        <table:table-row>
          <table:table-cell table:style-name="Таблица4.A2" office:value-type="string">
            <text:p text:style-name="P13">Gexh[kg/h]</text:p>
          </table:table-cell>
          <table:table-cell table:style-name="Таблица4.B2" office:value-type="string">
            <text:p text:style-name="P13">Массовый расход влажных отработавших газов.</text:p>
          </table:table-cell>
        </table:table-row>
        <table:table-row>
          <table:table-cell table:style-name="Таблица4.A2" office:value-type="string">
            <text:p text:style-name="P13">Gexhd[kg/h]</text:p>
          </table:table-cell>
          <table:table-cell table:style-name="Таблица4.B2" office:value-type="string">
            <text:p text:style-name="P13">Массовый расход сухих отработавших газов.</text:p>
          </table:table-cell>
        </table:table-row>
        <table:table-row>
          <table:table-cell table:style-name="Таблица4.A2" office:value-type="string">
            <text:p text:style-name="P13">Pb[kPa]</text:p>
          </table:table-cell>
          <table:table-cell table:style-name="Таблица4.B2" office:value-type="string">
            <text:p text:style-name="P13">Барометрическое давление (B0).</text:p>
          </table:table-cell>
        </table:table-row>
        <table:table-row>
          <table:table-cell table:style-name="Таблица4.A2" office:value-type="string">
            <text:p text:style-name="P13">Pa[kPa]</text:p>
          </table:table-cell>
          <table:table-cell table:style-name="Таблица4.B2" office:value-type="string">
            <text:p text:style-name="P13">Давление насыщенных паров.</text:p>
          </table:table-cell>
        </table:table-row>
        <table:table-row>
          <table:table-cell table:style-name="Таблица4.A2" office:value-type="string">
            <text:p text:style-name="P13">Ha[g/kg]</text:p>
          </table:table-cell>
          <table:table-cell table:style-name="Таблица4.B2" office:value-type="string">
            <text:p text:style-name="P13">Абсолютная влажность воздуха.</text:p>
          </table:table-cell>
        </table:table-row>
        <table:table-row>
          <table:table-cell table:style-name="Таблица4.A2" office:value-type="string">
            <text:p text:style-name="P14">Gaird[kg/h]</text:p>
          </table:table-cell>
          <table:table-cell table:style-name="Таблица4.B2" office:value-type="string">
            <text:p text:style-name="P14">Массовый расход сухого воздуха.</text:p>
          </table:table-cell>
        </table:table-row>
        <table:table-row>
          <table:table-cell table:style-name="Таблица4.A2" office:value-type="string">
            <text:p text:style-name="P14">Kw2[-]</text:p>
          </table:table-cell>
          <table:table-cell table:style-name="Таблица4.B2" office:value-type="string">
            <text:p text:style-name="P15">Коэффициент, участвующий в расчете поправочного коэффициента при переходе из сухого состояния во влажное для первичных отработавших газов (R96).</text:p>
          </table:table-cell>
        </table:table-row>
        <table:table-row>
          <table:table-cell table:style-name="Таблица4.A2" office:value-type="string">
            <text:p text:style-name="P15">Ffh[-]</text:p>
          </table:table-cell>
          <table:table-cell table:style-name="Таблица4.B2" office:value-type="string">
            <text:p text:style-name="P15">Удельный топливный коэффициент, используемый для перерасчета влажных концентраций по сухим концентрациям водорода в углеродный коэффициент .</text:p>
          </table:table-cell>
        </table:table-row>
        <table:table-row>
          <table:table-cell table:style-name="Таблица4.A2" office:value-type="string">
            <text:p text:style-name="P15">Kf[-]</text:p>
          </table:table-cell>
          <table:table-cell table:style-name="Таблица4.B2" office:value-type="string">
            <text:p text:style-name="P15">Удельный коэффициент топлива для расчета влажного состояния по сухому состоянию.</text:p>
          </table:table-cell>
        </table:table-row>
        <table:table-row>
          <table:table-cell table:style-name="Таблица4.A2" office:value-type="string">
            <text:p text:style-name="P15">Kwr[-]</text:p>
          </table:table-cell>
          <table:table-cell table:style-name="Таблица4.B2" office:value-type="string">
            <text:p text:style-name="P15">Поправочный коэффициент при переходе из сухого состояния во влажное для первичных отработавших газов.</text:p>
          </table:table-cell>
        </table:table-row>
        <text:soft-page-break/>
        <table:table-row>
          <table:table-cell table:style-name="Таблица4.A2" office:value-type="string">
            <text:p text:style-name="P15">Khd[-]</text:p>
          </table:table-cell>
          <table:table-cell table:style-name="Таблица4.B2" office:value-type="string">
            <text:p text:style-name="P15">Поправочный коэффициент на влажность для NOx.</text:p>
          </table:table-cell>
        </table:table-row>
        <table:table-row>
          <table:table-cell table:style-name="Таблица4.A2" office:value-type="string">
            <text:p text:style-name="P15">fa[-]</text:p>
          </table:table-cell>
          <table:table-cell table:style-name="Таблица4.B2" office:value-type="string">
            <text:p text:style-name="P16">Лабораторный атмосферный коэффициент.</text:p>
          </table:table-cell>
        </table:table-row>
        <table:table-row>
          <table:table-cell table:style-name="Таблица4.A2" office:value-type="string">
            <text:p text:style-name="P17">ge[g/kWh]</text:p>
          </table:table-cell>
          <table:table-cell table:style-name="Таблица4.B2" office:value-type="string">
            <text:p text:style-name="P17">Удельный эффективный расход топлива брутто.</text:p>
          </table:table-cell>
        </table:table-row>
        <table:table-row>
          <table:table-cell table:style-name="Таблица4.A2" office:value-type="string">
            <text:p text:style-name="P17">mNOx[g/h]</text:p>
          </table:table-cell>
          <table:table-cell table:style-name="Таблица4.B2" office:value-type="string">
            <text:p text:style-name="P17">Массовый расход выбросов NOx.</text:p>
          </table:table-cell>
        </table:table-row>
        <table:table-row>
          <table:table-cell table:style-name="Таблица4.A2" office:value-type="string">
            <text:p text:style-name="P17">mCO[g/h]</text:p>
          </table:table-cell>
          <table:table-cell table:style-name="Таблица4.B2" office:value-type="string">
            <text:p text:style-name="P17">Массовый расход выбросов CO.</text:p>
          </table:table-cell>
        </table:table-row>
        <table:table-row>
          <table:table-cell table:style-name="Таблица4.A2" office:value-type="string">
            <text:p text:style-name="P17">gCO[g/kWh]</text:p>
          </table:table-cell>
          <table:table-cell table:style-name="Таблица4.B2" office:value-type="string">
            <text:p text:style-name="P17">Удельный выброс CO.</text:p>
          </table:table-cell>
        </table:table-row>
        <table:table-row>
          <table:table-cell table:style-name="Таблица4.A2" office:value-type="string">
            <text:p text:style-name="P17">mCH[g/h]</text:p>
          </table:table-cell>
          <table:table-cell table:style-name="Таблица4.B2" office:value-type="string">
            <text:p text:style-name="P17">Массовый расход выбросов CH.</text:p>
          </table:table-cell>
        </table:table-row>
        <table:table-row>
          <table:table-cell table:style-name="Таблица4.A2" office:value-type="string">
            <text:p text:style-name="P17">gCH[g/kWh]</text:p>
          </table:table-cell>
          <table:table-cell table:style-name="Таблица4.B2" office:value-type="string">
            <text:p text:style-name="P17">Удельный выброс CH.</text:p>
          </table:table-cell>
        </table:table-row>
        <table:table-row>
          <table:table-cell table:style-name="Таблица4.A2" office:value-type="string">
            <text:p text:style-name="P17">ror[kg/m3]</text:p>
          </table:table-cell>
          <table:table-cell table:style-name="Таблица4.B2" table:number-rows-spanned="2" office:value-type="string">
            <text:p text:style-name="P17">Параметры, участвующие в расчете массового расхода выбросов «твердых» частиц (вариант расчета по значениям дымности ОГ).</text:p>
          </table:table-cell>
        </table:table-row>
        <table:table-row>
          <table:table-cell table:style-name="Таблица4.A2" office:value-type="string">
            <text:p text:style-name="P17">CPT[mg/m3]</text:p>
          </table:table-cell>
          <table:covered-table-cell/>
        </table:table-row>
        <table:table-row>
          <table:table-cell table:style-name="Таблица4.A2" office:value-type="string">
            <text:p text:style-name="P17">mPT[g/h]</text:p>
          </table:table-cell>
          <table:table-cell table:style-name="Таблица4.B2" office:value-type="string">
            <text:p text:style-name="P17">Массовый расход «твердых» частиц (вариант расчета по значениям дымности ОГ).</text:p>
          </table:table-cell>
        </table:table-row>
        <table:table-row>
          <table:table-cell table:style-name="Таблица4.A2" office:value-type="string">
            <text:p text:style-name="P17">gPT[g/kWh]</text:p>
          </table:table-cell>
          <table:table-cell table:style-name="Таблица4.B2" office:value-type="string">
            <text:p text:style-name="P17">Удельный выброс «твердых» частиц (вариант расчета по значениям дымности ОГ).</text:p>
          </table:table-cell>
        </table:table-row>
        <table:table-row>
          <table:table-cell table:style-name="Таблица4.A2" office:value-type="string">
            <text:p text:style-name="P17">qmedf[kg/h]</text:p>
          </table:table-cell>
          <table:table-cell table:style-name="Таблица4.B2" office:value-type="string">
            <text:p text:style-name="P17">Эквивалентный массовый расход разбавленных отработавших газов на влажной основе.</text:p>
          </table:table-cell>
        </table:table-row>
        <table:table-row>
          <table:table-cell table:style-name="Таблица4.A2" office:value-type="string">
            <text:p text:style-name="P17">msepi[g]</text:p>
          </table:table-cell>
          <table:table-cell table:style-name="Таблица4.B2" office:value-type="string">
            <text:p text:style-name="P17">Масса пробы разбавленных отработавших газов, прошедших через фильтры для отбора проб «твердых» частиц.</text:p>
          </table:table-cell>
        </table:table-row>
        <table:table-row>
          <table:table-cell table:style-name="Таблица4.A2" office:value-type="string">
            <text:p text:style-name="P17">rEGR[%]</text:p>
          </table:table-cell>
          <table:table-cell table:style-name="Таблица4.B2" office:value-type="string">
            <text:p text:style-name="P17">Степень рециркуляции отработавших газов.</text:p>
          </table:table-cell>
        </table:table-row>
        <table:table-row>
          <table:table-cell table:style-name="Таблица4.A2" office:value-type="string">
            <text:p text:style-name="P17">alpha_res[-]</text:p>
          </table:table-cell>
          <table:table-cell table:style-name="Таблица4.B2" office:value-type="string">
            <text:p text:style-name="P17">Коэффициент избытка воздуха с учетом рециркуляции отработавших газов.</text:p>
          </table:table-cell>
        </table:table-row>
        <table:table-row>
          <table:table-cell table:style-name="Таблица4.A2" office:value-type="string">
            <text:p text:style-name="P17">diff_alpha[%]</text:p>
          </table:table-cell>
          <table:table-cell table:style-name="Таблица4.B2" office:value-type="string">
            <text:p text:style-name="P17">Разница между коэффициентом избытка воздуха, рассчитанным по расходу воздуха и коэффициентом избытка воздуха, рассчитанным по значениям концентраций кислорода на выхлопе.</text:p>
          </table:table-cell>
        </table:table-row>
      </table:table>
      <text:p text:style-name="P6"/>
      <text:p text:style-name="P4"><text:tab/>После внесения всех необходимых для расчета данных в таблицу «Расчет удельных выбросов» Qr49, необходимо произвести настройку расчета путем выбора требуемых параметров на панели «Параметры расчета».</text:p>
      <text:p text:style-name="P4"><text:tab/>Следует обратить внимание, что количество точек в таблице «Расчет удельных выбросов» должно совпадать с таковым для каждого цикла.</text:p>
      <text:p text:style-name="P4"><text:tab/>Для выполнения расчета необходимо нажать на кнопку панели инструментов «Выполнить» или выбрать пункт «Выполнить» меню «Расчет». Данное действие также доступно по «горячей» клавише «F9».</text:p>
      <text:p text:style-name="P4"><text:soft-page-break/><text:tab/>По завершению расчета в главном окне Qr49 на закладке «Отчеты» автоматически откроется отчет.</text:p>
      <text:p text:style-name="P4"><text:tab/>Следует обратить внимание, что если расчет удельных выбросов ТЧ проводился основываясь на массах, а не значениях дымности ОГ, то помимо основного отчета по результатам расчета создается дополнительный отчет по ТЧ, который можно найти в каталоге с результатами расчета.</text:p>
      <text:p text:style-name="P4"><text:tab/>Отчеты по результатам расчета, файлы конфигурации расчета, файл с отладочными данными, а также исходные данные, с которыми был проведен расчет автоматически сохраняются в соответствующем подкаталоге каталога Reports.</text:p>
      <text:p text:style-name="P4"><text:tab/>Полученный отчет можно сохранить в формате PDF или распечатать на принтере. Несмотря на то, что файлы отчетов представлены в текстовом виде, печать, тем не менее, рекомендуется производить из Qr49, т.к. настройки шрифта и страницы здесь уже оптимизированы под структуру отчета. Обе функции (печать и экспорт в PDF) доступны как на панели инструментов, так и в меню «Файл».</text:p>
      <text:h text:style-name="P42" text:outline-level="2">Использование режима «Свободный расчет»</text:h>
      <text:p text:style-name="P2"/>
      <text:p text:style-name="P4"><text:tab/>В Qr49, для проведения расчетов без привязки к какому либо циклу испытаний, существует режим «Свободный расчет» (для работы в данном режиме параметр «Задание на расчет» должен быть установлен в значение «Удельные выбросы», а параметр «Стандарт» должен быть установлен в значение «Свободный расчет (без стандартов)»). Данный режим следует использовать при обработке результатов, полученных при снятии внешних скоростных, нагрузочных или регулировочных характеристик. Исходные данные при этом также заносятся в таблицу «Расчет удельных выбросов», а результаты расчета доступны в меню «Расчет» — «Отладочные данные» (окно с отладочными данными автоматически открывается по завершении расчета). Отчетов в режиме «Свободный расчет (без стандартов)» не создается (в каталог с результатами сохраняются только настройки расчета, исходные и отладочные данные).</text:p>
      <text:p text:style-name="P4"><text:tab/>Для манипуляций с количеством строк в таблице с исходными данными существуют пункты меню «Правка» — «Добавить строку» и «Удалить строку».</text:p>
      <text:p text:style-name="P4"/>
      <text:h text:style-name="P42" text:outline-level="2">Дополнительные возможности Qr49</text:h>
      <text:p text:style-name="P2"/>
      <text:h text:style-name="P43" text:outline-level="3">Манипуляции с данными в таблицах</text:h>
      <text:p text:style-name="P2"/>
      <text:p text:style-name="P4"><text:tab/>Для работы с данными в таблицах Qr49 существуют следующие пункты меню «Правка»: Вырезать, Копировать, Вставить — для работы с буфером обмена; Прибавить, Умножить, Разделить, Равно — для модификации данных в выделенных ячейках; Добавить строку, Удалить строку — для изменения количества строк в таблицах «Расчет удельных выбросов» или «Внешняя скоростная характеристика».</text:p>
      <text:p text:style-name="P4"/>
      <text:h text:style-name="P43" text:outline-level="3">Импорт данных из сторонних файлов</text:h>
      <text:p text:style-name="P2"/>
      <text:p text:style-name="P5"><text:tab/>В Qr49 существует возможность импорта данных из файлов, получаемых в системах управления испытательными стендами, такими как, например, AVL Puma Open. Для того, чтобы загрузить в таблицу с исходными данными Qr49 содержимое подобных файлов, убедитесь что таблица назначения активна, запустите диалог импорта данных с помощью меню «Файл» — «Импорт данных» или соответствующей кнопкой на панели инструментов. Укажите, какой разделитель колонок использует файл с импортируемыми данными (tab в случае AVL Puma Open). Следующим шагом укажите расположение файла. После того, как вами будет указан файл с импортируемыми данными, в выпадающие списки диалогового окна «Импорт данных» будут загружены названия параметров Qr49 (список слева) и названия параметров из рассматриваемого файла (список справа). <text:span text:style-name="T20">При изменении </text:span>разделител<text:span text:style-name="T20">я</text:span>, а также <text:span text:style-name="T20">смене файла с импортируемыми данными произойдет</text:span> автоматическое обновление содержимого выпадающих списков диалогового окна. Перенос данных из файла в таблицу исходных данных Qr49 <text:span text:style-name="T10">можно выполнять</text:span> пошагово «параметр за параметром» путем установки соответствия между параметром Qr49 и параметром в файле с помощью выпадающих списков диалогового окна. Нажатие кнопки с символом «&gt;&gt;» приводит к копированию значений выбранного параметра из файла в таблицу исходных данных Qr49. <text:span text:style-name="T10">При этом, программа запоминает ваши действия и отображает их в виджете «Журнал». По завершению ручного импорта, произведенные действия (соответствие параметров r49 и параметров из файла с импортируемыми данными) можно сохранить в файл для использования в дальнейшем при автоматическом импорте (используется кнопка «&gt;»). Сохранение производится с помощью кнопки с символом «С».</text:span></text:p>
      <text:p text:style-name="P4"><text:soft-page-break/></text:p>
      <text:h text:style-name="P43" text:outline-level="3">Работа с отчетами</text:h>
      <text:p text:style-name="P2"/>
      <text:p text:style-name="P4"><text:tab/>С помощью соответствующих пунктов меню «Файл» или кнопок панели инструментов можно открыть ранее созданные программой отчеты, сохранить открытый отчет под другим именем, сохранить его в формате PDF или распечатать.</text:p>
      <text:p text:style-name="P4"/>
      <text:h text:style-name="P43" text:outline-level="3">Параметры r49</text:h>
      <text:p text:style-name="P2"/>
      <text:p text:style-name="P4"><text:tab/>Содержимое файла конфигурации r49 доступно для правки в Qr49 (меню «Файл» — «Общие параметры»).</text:p>
      <text:p text:style-name="P4"/>
      <text:h text:style-name="P43" text:outline-level="3">Повторное проведение расчета</text:h>
      <text:p text:style-name="P2"/>
      <text:p text:style-name="P4"><text:tab/>При необходимости повторного проведения расчета удобно воспользоваться следующим алгоритмом:</text:p>
      <text:list xml:id="list3465999745543866487" text:style-name="L4">
        <text:list-item>
          <text:p text:style-name="P34">загрузить исходные данные, с которыми был сделан расчет ранее (меню «Файл» — «Загрузить исходные данные»);</text:p>
        </text:list-item>
        <text:list-item>
          <text:p text:style-name="P34">загрузить настройки расчета, с которыми был сделан расчет ранее (меню «Файл» — «Загрузить настройки расчета»);</text:p>
        </text:list-item>
        <text:list-item>
          <text:p text:style-name="P34">внести необходимые коррективы в исходные данные и параметры расчета;</text:p>
        </text:list-item>
        <text:list-item>
          <text:p text:style-name="P34">произвести расчет.</text:p>
        </text:list-item>
      </text:list>
      <text:p text:style-name="P4"/>
      <text:h text:style-name="P43" text:outline-level="3">Расчет приведенной мощности</text:h>
      <text:list xml:id="list90221112147604" text:continue-numbering="true" text:style-name="L4">
        <text:list-header>
          <text:p text:style-name="P34"/>
        </text:list-header>
      </text:list>
      <text:p text:style-name="P4"><text:tab/>Qr49 позволяет рассчитать мощность по внешней скоростной характеристике двигателя, согласно Правилам ЕЭК ООН №85. Для проведения данного расчета необходимо выбрать пункт «Приведенная мощность» выпадающего списка «Задание на расчет» на панели «Параметры расчета», заполнить поле ввода «Рабочий объем двигателя», заполнить таблицу «Внешняя скоростная характеристика» (Значение мощности, затрачиваемой на привод вентилятора достаточно указать только на точке, соответствующей максимальным оборотам коленчатого вала двигателя. Для остальных точек значения будут рассчитаны автоматически). Ниже приведены <text:soft-page-break/>описания данных, заносимых в таблицу «Внешняя скоростная характеристика» <text:span text:style-name="T14">и данных, получаемых в результате расчета.</text:span></text:p>
      <text:p text:style-name="P4"/>
      <text:p text:style-name="P4">Таблица <text:span text:style-name="T11">3</text:span> — Описание исходных данных для расчета приведенной мощности</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28">Параметр</text:p>
            </table:table-cell>
            <table:table-cell table:style-name="Таблица2.B1" office:value-type="string">
              <text:p text:style-name="P28">Описание</text:p>
            </table:table-cell>
          </table:table-row>
        </table:table-header-rows>
        <table:table-row>
          <table:table-cell table:style-name="Таблица2.A2" office:value-type="string">
            <text:p text:style-name="P10">Point[-]</text:p>
          </table:table-cell>
          <table:table-cell table:style-name="Таблица2.B2" office:value-type="string">
            <text:p text:style-name="P11"><text:span text:style-name="T12">Т</text:span>очк<text:span text:style-name="T12">а цикла</text:span>.</text:p>
          </table:table-cell>
        </table:table-row>
        <table:table-row>
          <table:table-cell table:style-name="Таблица2.A2" office:value-type="string">
            <text:p text:style-name="P10">n[мин-1]</text:p>
          </table:table-cell>
          <table:table-cell table:style-name="Таблица2.B2" office:value-type="string">
            <text:p text:style-name="P11">Частота вращения коленчатого вала двигателя.</text:p>
          </table:table-cell>
        </table:table-row>
        <table:table-row>
          <table:table-cell table:style-name="Таблица2.A2" office:value-type="string">
            <text:p text:style-name="P10">Me_b[Нм]</text:p>
          </table:table-cell>
          <table:table-cell table:style-name="Таблица2.B2" office:value-type="string">
            <text:p text:style-name="P11">Крутящий момент двигателя брутто.</text:p>
          </table:table-cell>
        </table:table-row>
        <table:table-row>
          <table:table-cell table:style-name="Таблица2.A2" office:value-type="string">
            <text:p text:style-name="P10">t0[oC]</text:p>
          </table:table-cell>
          <table:table-cell table:style-name="Таблица2.B2" office:value-type="string">
            <text:p text:style-name="P11">Температура <text:span text:style-name="T12">окружающего воздуха</text:span>.</text:p>
          </table:table-cell>
        </table:table-row>
        <table:table-row>
          <table:table-cell table:style-name="Таблица2.A2" office:value-type="string">
            <text:p text:style-name="P10">B0[кПа]</text:p>
          </table:table-cell>
          <table:table-cell table:style-name="Таблица2.B2" office:value-type="string">
            <text:p text:style-name="P11">Барометрическое давление.</text:p>
          </table:table-cell>
        </table:table-row>
        <table:table-row>
          <table:table-cell table:style-name="Таблица2.A2" office:value-type="string">
            <text:p text:style-name="P10">Ra[%]</text:p>
          </table:table-cell>
          <table:table-cell table:style-name="Таблица2.B2" office:value-type="string">
            <text:p text:style-name="P11">Относительная влажность воздуха.</text:p>
          </table:table-cell>
        </table:table-row>
        <table:table-row>
          <table:table-cell table:style-name="Таблица2.A2" office:value-type="string">
            <text:p text:style-name="P10">S[кПа]</text:p>
          </table:table-cell>
          <table:table-cell table:style-name="Таблица2.B2" office:value-type="string">
            <text:p text:style-name="P11">Разрежение во впускном трубопроводе.</text:p>
          </table:table-cell>
        </table:table-row>
        <table:table-row>
          <table:table-cell table:style-name="Таблица2.A2" office:value-type="string">
            <text:p text:style-name="P10">pk[кПа]</text:p>
          </table:table-cell>
          <table:table-cell table:style-name="Таблица2.B2" office:value-type="string">
            <text:p text:style-name="P11">Давление наддувочного воздуха.</text:p>
          </table:table-cell>
        </table:table-row>
        <table:table-row>
          <table:table-cell table:style-name="Таблица2.A2" office:value-type="string">
            <text:p text:style-name="P10">Gfuel[кг/ч]</text:p>
          </table:table-cell>
          <table:table-cell table:style-name="Таблица2.B2" office:value-type="string">
            <text:p text:style-name="P11"><text:span text:style-name="T12">Массовый часовой р</text:span>асход топлива.</text:p>
          </table:table-cell>
        </table:table-row>
        <table:table-row>
          <table:table-cell table:style-name="Таблица2.A2" office:value-type="string">
            <text:p text:style-name="P10">N_k[кВт]</text:p>
          </table:table-cell>
          <table:table-cell table:style-name="Таблица2.B2" office:value-type="string">
            <text:p text:style-name="P11">Мощность, затрачиваемая на привод <text:span text:style-name="T13">вспомогательных агрегатов</text:span>.</text:p>
          </table:table-cell>
        </table:table-row>
        <table:table-row>
          <table:table-cell table:style-name="Таблица2.A2" office:value-type="string">
            <text:p text:style-name="P10">N_fan[кВт]</text:p>
          </table:table-cell>
          <table:table-cell table:style-name="Таблица2.B2" office:value-type="string">
            <text:p text:style-name="P11">Мощность, затрачиваемая на привод вентилятора.</text:p>
          </table:table-cell>
        </table:table-row>
        <table:table-row>
          <table:table-cell table:style-name="Таблица2.A2" office:value-type="string">
            <text:p text:style-name="P26">t_c[oC]</text:p>
          </table:table-cell>
          <table:table-cell table:style-name="Таблица2.B2" office:value-type="string">
            <text:p text:style-name="P27">Температура охлаждающей жидкости.</text:p>
          </table:table-cell>
        </table:table-row>
        <table:table-row>
          <table:table-cell table:style-name="Таблица2.A2" office:value-type="string">
            <text:p text:style-name="P26">t_oil[oC]</text:p>
          </table:table-cell>
          <table:table-cell table:style-name="Таблица2.B2" office:value-type="string">
            <text:p text:style-name="P27">Температура масла.</text:p>
          </table:table-cell>
        </table:table-row>
        <table:table-row>
          <table:table-cell table:style-name="Таблица2.A2" office:value-type="string">
            <text:p text:style-name="P26">tk[oC]</text:p>
          </table:table-cell>
          <table:table-cell table:style-name="Таблица2.B2" office:value-type="string">
            <text:p text:style-name="P27">Температура наддувочного воздуха.</text:p>
          </table:table-cell>
        </table:table-row>
        <table:table-row>
          <table:table-cell table:style-name="Таблица2.A2" office:value-type="string">
            <text:p text:style-name="P26">tks[oC]</text:p>
          </table:table-cell>
          <table:table-cell table:style-name="Таблица2.B2" office:value-type="string">
            <text:p text:style-name="P27">Температура наддувочного воздуха после охладителя.</text:p>
          </table:table-cell>
        </table:table-row>
        <table:table-row>
          <table:table-cell table:style-name="Таблица2.A2" office:value-type="string">
            <text:p text:style-name="P26">t_fuel[oC]</text:p>
          </table:table-cell>
          <table:table-cell table:style-name="Таблица2.B2" office:value-type="string">
            <text:p text:style-name="P27">Температура топлива.</text:p>
          </table:table-cell>
        </table:table-row>
        <table:table-row>
          <table:table-cell table:style-name="Таблица2.A2" office:value-type="string">
            <text:p text:style-name="P26">pks[kPa]</text:p>
          </table:table-cell>
          <table:table-cell table:style-name="Таблица2.B2" office:value-type="string">
            <text:p text:style-name="P27">Давление наддувочного воздуха после охладителя.</text:p>
          </table:table-cell>
        </table:table-row>
        <table:table-row>
          <table:table-cell table:style-name="Таблица2.A2" office:value-type="string">
            <text:p text:style-name="P26">Gair[kg/h]</text:p>
          </table:table-cell>
          <table:table-cell table:style-name="Таблица2.B2" office:value-type="string">
            <text:p text:style-name="P27">Массовый расход воздуха.</text:p>
          </table:table-cell>
        </table:table-row>
      </table:table>
      <text:p text:style-name="P4"/>
      <text:p text:style-name="P7">Таблица 4 — Описание параметров, получаемых в результате расчета приведенной мощности</text:p>
      <table:table table:name="Таблица3" table:style-name="Таблица3">
        <table:table-column table:style-name="Таблица3.A"/>
        <table:table-column table:style-name="Таблица3.B"/>
        <table:table-header-rows>
          <table:table-row table:style-name="Таблица3.1">
            <table:table-cell table:style-name="Таблица3.A1" office:value-type="string">
              <text:p text:style-name="P31">Параметр</text:p>
            </table:table-cell>
            <table:table-cell table:style-name="Таблица3.B1" office:value-type="string">
              <text:p text:style-name="P31">Описание</text:p>
            </table:table-cell>
          </table:table-row>
        </table:table-header-rows>
        <table:table-row table:style-name="Таблица3.1">
          <table:table-cell table:style-name="Таблица3.A2" office:value-type="string">
            <text:p text:style-name="P18">Ne_b[kW]</text:p>
          </table:table-cell>
          <table:table-cell table:style-name="Таблица3.B2" office:value-type="string">
            <text:p text:style-name="P45">Эффективная мощность двигателя брутто.</text:p>
          </table:table-cell>
        </table:table-row>
        <table:table-row table:style-name="Таблица3.1">
          <table:table-cell table:style-name="Таблица3.A2" office:value-type="string">
            <text:p text:style-name="P23">ge_b[g/kWh]</text:p>
          </table:table-cell>
          <table:table-cell table:style-name="Таблица3.B2" office:value-type="string">
            <text:p text:style-name="P24">Удельный эффективный расход топлива брутто.</text:p>
          </table:table-cell>
        </table:table-row>
        <table:table-row table:style-name="Таблица3.1">
          <table:table-cell table:style-name="Таблица3.A2" office:value-type="string">
            <text:p text:style-name="P18">qcs[mg/cyc.l]</text:p>
          </table:table-cell>
          <table:table-cell table:style-name="Таблица3.B2" office:value-type="string">
            <text:p text:style-name="P20">Расход топлива с учетом поправки.</text:p>
          </table:table-cell>
        </table:table-row>
        <table:table-row table:style-name="Таблица3.1">
          <table:table-cell table:style-name="Таблица3.A2" office:value-type="string">
            <text:p text:style-name="P18">fm[-]</text:p>
          </table:table-cell>
          <table:table-cell table:style-name="Таблица3.B2" office:value-type="string">
            <text:p text:style-name="P20">Коэффициент, учитывающий характеристики двигателя.</text:p>
          </table:table-cell>
        </table:table-row>
        <table:table-row table:style-name="Таблица3.1">
          <table:table-cell table:style-name="Таблица3.A2" office:value-type="string">
            <text:p text:style-name="P18">pa[kPa]</text:p>
          </table:table-cell>
          <table:table-cell table:style-name="Таблица3.B2" office:value-type="string">
            <text:p text:style-name="P20">Давление водяных паров.</text:p>
          </table:table-cell>
        </table:table-row>
        <table:table-row table:style-name="Таблица3.1">
          <table:table-cell table:style-name="Таблица3.A2" office:value-type="string">
            <text:p text:style-name="P18">ps[kPa]</text:p>
          </table:table-cell>
          <table:table-cell table:style-name="Таблица3.B2" office:value-type="string">
            <text:p text:style-name="P20">Общее атмосферное давление сухого воздуха.</text:p>
          </table:table-cell>
        </table:table-row>
        <text:soft-page-break/>
        <table:table-row table:style-name="Таблица3.1">
          <table:table-cell table:style-name="Таблица3.A2" office:value-type="string">
            <text:p text:style-name="P18">fa[-]</text:p>
          </table:table-cell>
          <table:table-cell table:style-name="Таблица3.B2" office:value-type="string">
            <text:p text:style-name="P20">Коэффициент, учитывающий атмосферные условия.</text:p>
          </table:table-cell>
        </table:table-row>
        <table:table-row table:style-name="Таблица3.1">
          <table:table-cell table:style-name="Таблица3.A2" office:value-type="string">
            <text:p text:style-name="P18">alphad[-]</text:p>
          </table:table-cell>
          <table:table-cell table:style-name="Таблица3.B2" office:value-type="string">
            <text:p text:style-name="P20">Поправочный коэффициент мощности.</text:p>
          </table:table-cell>
        </table:table-row>
        <table:table-row table:style-name="Таблица3.1">
          <table:table-cell table:style-name="Таблица3.A2" office:value-type="string">
            <text:p text:style-name="P18">Ne_r[kW]</text:p>
          </table:table-cell>
          <table:table-cell table:style-name="Таблица3.B2" office:value-type="string">
            <text:p text:style-name="P20">Приведенная мощность.</text:p>
          </table:table-cell>
        </table:table-row>
        <table:table-row table:style-name="Таблица3.1">
          <table:table-cell table:style-name="Таблица3.A2" office:value-type="string">
            <text:p text:style-name="P18">N_br[kW]</text:p>
          </table:table-cell>
          <table:table-cell table:style-name="Таблица3.B2" office:value-type="string">
            <text:p text:style-name="P20">Измеренная мощность за вычетом потерь на привод вспомогательных агрегатов.</text:p>
          </table:table-cell>
        </table:table-row>
        <table:table-row table:style-name="Таблица3.1">
          <table:table-cell table:style-name="Таблица3.A2" office:value-type="string">
            <text:p text:style-name="P19"><text:span text:style-name="T17">M</text:span>_br[<text:span text:style-name="T17">Nm</text:span>]</text:p>
          </table:table-cell>
          <table:table-cell table:style-name="Таблица3.B2" office:value-type="string">
            <text:p text:style-name="P47">Измеренный крутящий момент за вычетом потерь на привод вспомогательных агрегатов.</text:p>
          </table:table-cell>
        </table:table-row>
        <table:table-row table:style-name="Таблица3.1">
          <table:table-cell table:style-name="Таблица3.A2" office:value-type="string">
            <text:p text:style-name="P21">Ne_nr[kW]</text:p>
          </table:table-cell>
          <table:table-cell table:style-name="Таблица3.B2" office:value-type="string">
            <text:p text:style-name="P22">Полезная приведенная мощность.</text:p>
          </table:table-cell>
        </table:table-row>
        <table:table-row table:style-name="Таблица3.1">
          <table:table-cell table:style-name="Таблица3.A2" office:value-type="string">
            <text:p text:style-name="P21">Me_nr[Nm]</text:p>
          </table:table-cell>
          <table:table-cell table:style-name="Таблица3.B2" office:value-type="string">
            <text:p text:style-name="P22">Полезный приведенный крутящий момент.</text:p>
          </table:table-cell>
        </table:table-row>
        <table:table-row table:style-name="Таблица3.1">
          <table:table-cell table:style-name="Таблица3.A2" office:value-type="string">
            <text:p text:style-name="P21">ge_nr[g/kWh]</text:p>
          </table:table-cell>
          <table:table-cell table:style-name="Таблица3.B2" office:value-type="string">
            <text:p text:style-name="P22">Полезный приведенный удельный эффективный расход топлива.</text:p>
          </table:table-cell>
        </table:table-row>
      </table:table>
      <text:p text:style-name="P7"/>
      <text:h text:style-name="P43" text:outline-level="3">Дополнительные расчеты</text:h>
      <text:p text:style-name="P2"/>
      <text:p text:style-name="P4"><text:tab/>В Qr49 существует возможность провести некоторые дополнительные расчеты:</text:p>
      <text:list xml:id="list9132761442976308096" text:style-name="L5">
        <text:list-item>
          <text:p text:style-name="P35">обороты A, B, C;</text:p>
        </text:list-item>
        <text:list-item>
          <text:p text:style-name="P35">массовый расход воздуха через значение разряжения на измерительном сопле;</text:p>
        </text:list-item>
        <text:list-item>
          <text:p text:style-name="P35">мощность, затрачиваемая двигателем на привод вентилятора;</text:p>
        </text:list-item>
        <text:list-item>
          <text:p text:style-name="P35">пересчета значений дымности ОГ из [м<text:span text:style-name="T3">-1</text:span><text:span text:style-name="T4">]</text:span><text:span text:style-name="T3"> </text:span><text:span text:style-name="T4">в [%] и обратно.</text:span></text:p>
        </text:list-item>
      </text:list>
      <text:p text:style-name="P8">Эти расчеты доступны на панели расчетов.</text:p>
      <text:p text:style-name="P8"/>
      <text:h text:style-name="P42" text:outline-level="2">Проведение расчетов без использования графического интерфейса</text:h>
      <text:p text:style-name="P2"/>
      <text:p text:style-name="P4"><text:tab/>При использовании r49 в ОС без поддержки графического интерфейса пользователя (серверные варианты ОС на базе GNU/Linux или последние версии M$ Windows Server) и/или скриптах при пакетной обработке данных, следует применять программу cr49, входящую в состав дистрибутива и предоставляющую интерфейс командной строки. Детали работы с сr49 смотрите во встроенной справке, выполнив в командной строке: сr49 task=help</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Droid Sans Fallback" svg:font-family="'Droid Sans Fallback'" style:font-family-generic="modern" style:font-pitch="fixed"/>
    <style:font-face style:name="Liberation Serif" svg:font-family="'Liberation Serif'" style:font-adornments="Обычный"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adornments="Обычный" style:font-family-generic="swiss" style:font-pitch="variable"/>
    <style:font-face style:name="Linux Libertine G" svg:font-family="'Linux Libertine G'"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nux Libertine G"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size="14pt" style:font-name-asian="DejaVu Sans1" style:font-size-asian="14pt" style:font-name-complex="DejaVu Sans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30%"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Title" style:next-style-name="Text_20_body" style:default-outline-level="4" style:list-style-name="" style:class="text">
      <style:text-properties style:font-name="Times New Roman" fo:font-size="12pt" fo:font-weight="bold" style:font-name-asian="DejaVu Sans1" style:font-size-asian="12pt" style:font-weight-asian="bold" style:font-name-complex="DejaVu Sans1" style:font-size-complex="12pt"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DejaVu Sans"/>
    </style:style>
    <style:page-layout style:name="Mpm1">
      <style:page-layout-properties fo:page-width="21.001cm" fo:page-height="29.7cm" style:num-format="1" style:print-orientation="portrait" fo:margin-top="2cm" fo:margin-bottom="2cm" fo:margin-left="3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HTML" style:page-layout-name="Mpm2">
      <style:footer>
        <text:p text:style-name="Footer"/>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em Petrov</meta:initial-creator>
    <meta:creation-date>2010-05-03T12:32:10</meta:creation-date>
    <dc:date>2013-12-13T09:02:20.682000000</dc:date>
    <meta:editing-duration>PT16H26M16S</meta:editing-duration>
    <meta:editing-cycles>159</meta:editing-cycles>
    <meta:generator>LibreOffice/4.1.2.3$Windows_x86 LibreOffice_project/40b2d7fde7e8d2d7bc5a449dc65df4d08a7dd38</meta:generator>
    <meta:document-statistic meta:table-count="4" meta:image-count="0" meta:object-count="0" meta:page-count="15" meta:paragraph-count="274" meta:word-count="2319" meta:character-count="18107" meta:non-whitespace-character-count="16050"/>
  </office:meta>
</office:document-meta>
</file>